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normal" officeooo:rsid="00164fc4" officeooo:paragraph-rsid="00164fc4" style:font-size-asian="21pt" style:font-weight-asian="normal" style:font-size-complex="24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4pt" fo:font-weight="normal" officeooo:rsid="00164fc4" officeooo:paragraph-rsid="00164fc4" style:font-size-asian="21pt" style:font-weight-asian="normal" style:font-size-complex="2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164fc4" officeooo:paragraph-rsid="00164fc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20pt" fo:font-weight="bold" officeooo:rsid="00164fc4" officeooo:paragraph-rsid="00164fc4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64fc4" officeooo:paragraph-rsid="00164fc4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20pt" fo:font-weight="bold" officeooo:rsid="00164fc4" officeooo:paragraph-rsid="00164fc4" style:font-size-asian="20pt" style:font-weight-asian="bold" style:font-size-complex="20pt" style:font-weight-complex="bold"/>
    </style:style>
    <style:style style:name="T1" style:family="text">
      <style:text-properties officeooo:rsid="00164f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<text:span text:style-name="T1">Ventas en linea”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odriguez Ramirez Manuel Salvador</text:p>
      <text:p text:style-name="P5">Lopez Valenzuela Luis Conrado</text:p>
      <text:p text:style-name="P5">Zamora Sanchez Samantha Osiris</text:p>
      <text:p text:style-name="P5">Benito Aselmo Priscila</text:p>
      <text:p text:style-name="P5">Sapiens Ochoa Luis Fernando</text:p>
      <text:p text:style-name="P5">Medina Montoya Georgina Guadalup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6">05 de octubre del 2015</text:p>
      <text:p text:style-name="P6"><text:soft-page-break/></text:p>
      <text:p text:style-name="P7">Requisitos Funcionales</text:p>
      <text:p text:style-name="P7"/>
      <text:p text:style-name="P8"/>
      <text:p text:style-name="P8"/>
      <text:p text:style-name="P8">RF01: el sistema debe permitir registrar la ropa de la tienda</text:p>
      <text:p text:style-name="P8">RF02: capaz de registrar ventas </text:p>
      <text:p text:style-name="P8">RF03: capaz de generar facturaciones electrónicas</text:p>
      <text:p text:style-name="P8">RF04: tener mas de un a forma de ingresar el código del articulo</text:p>
      <text:p text:style-name="P8">RF05: mostrar la descripción del articulo a comprar</text:p>
      <text:p text:style-name="P8">RF06: mostrar la existencia <text:s/>de los artículos en el inventario</text:p>
      <text:p text:style-name="P8">RF07: mostrar los precios de los artículos</text:p>
      <text:p text:style-name="P8">RF08: capacidad de realizar cortes de caja</text:p>
      <text:p text:style-name="P8">RF09: capacidad de generar y aplicar descuentos ya existentes y darlos de baja cuando el tiempo o producto se agote</text:p>
      <text:p text:style-name="P8">RF10: clasificación de inventario por artículos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Requisitos No Funcionales</text:p>
      <text:p text:style-name="P7"/>
      <text:p text:style-name="P7"/>
      <text:p text:style-name="P7"/>
      <text:p text:style-name="P8"/>
      <text:p text:style-name="P8">RNF01: El sistema debe soportar el ingreso de múltiples usuarios al mismo tiempo</text:p>
      <text:p text:style-name="P8">RNF02: Debe reponerse a caídas del sistema fácilmente</text:p>
      <text:p text:style-name="P8">RNF03: sea de fácil uso</text:p>
      <text:p text:style-name="P8">RNF04: tenga una apariencia llamativa </text:p>
      <text:p text:style-name="P8">RNF05: tenga una rápida respuesta a las peticiones echas por el usu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6:51:02.972000000</meta:creation-date>
    <dc:date>2015-10-05T16:56:57.832000000</dc:date>
    <meta:editing-duration>PT5M57S</meta:editing-duration>
    <meta:editing-cycles>1</meta:editing-cycles>
    <meta:document-statistic meta:table-count="0" meta:image-count="0" meta:object-count="0" meta:page-count="3" meta:paragraph-count="25" meta:word-count="172" meta:character-count="1091" meta:non-whitespace-character-count="940"/>
    <meta:generator>LibreOffice/4.3.2.2$Windows_x86 LibreOffice_project/edfb5295ba211bd31ad47d0bad0118690f76407d</meta:generator>
  </office:meta>
</office:document-meta>
</file>